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393e40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393e40"/>
      <style:text-properties officeooo:paragraph-rsid="000480f2"/>
    </style:style>
    <style:style style:name="T1" style:family="text">
      <style:text-properties loext:padding="0.049cm" loext:border="0.06pt solid #393e40"/>
    </style:style>
    <style:style style:name="T2" style:family="text">
      <style:text-properties officeooo:rsid="000480f2" loext:padding="0.049cm" loext:border="0.06pt solid #393e40"/>
    </style:style>
    <style:style style:name="T3" style:family="text">
      <style:text-properties officeooo:rsid="00054a7c" loext:padding="0.049cm" loext:border="0.06pt solid #393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<text:s/></text:span></text:span><text:span text:style-name="Strong_20_Emphasis"><text:span text:style-name="T2">Projeto de leitura </text:span></text:span><text:span text:style-name="Strong_20_Emphasis"><text:span text:style-name="T1">do Livro "O Conde de Monte Cristo" </text:span></text:span><text:span text:style-name="Strong_20_Emphasis"><text:span text:style-name="T2">David Costa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>No âmbito do projeto de leitura da disciplina de Português , tive o prazer de explorar as páginas cativantes do clássico "O Conde de Monte Cristo" de Alexandre Dumas. Esta obra-prima da literatura francesa do século XIX é um verdadeiro tesouro intrigas e reviravoltas, que me proporcionaram uma experiência literária enriquecedora e memorável.</text:span></text:span></text:p>
      <text:p text:style-name="P1"><text:span text:style-name="Strong_20_Emphasis"><text:span text:style-name="T1">A trama do livro gira em torno de Edm</text:span></text:span><text:span text:style-name="Strong_20_Emphasis"><text:span text:style-name="T2">u</text:span></text:span><text:span text:style-name="Strong_20_Emphasis"><text:span text:style-name="T1">nd</text:span></text:span><text:span text:style-name="Strong_20_Emphasis"><text:span text:style-name="T2">o</text:span></text:span><text:span text:style-name="Strong_20_Emphasis"><text:span text:style-name="T1"> Dantès, um jovem marinheiro injustamente acusado de traição e preso no Château d'If. O autor tece uma narrativa magistral de vingança e redenção, à medida que Dantès escapa da prisão, adota a identidade do Conde de Monte Cristo e se lança em uma busca ardente por justiça.</text:span></text:span></text:p>
      <text:p text:style-name="P2"><text:span text:style-name="Strong_20_Emphasis"><text:span text:style-name="T1">A história é repleta de personagens complexos e multifacetados, como o astuto </text:span></text:span><text:span text:style-name="Strong_20_Emphasis"><text:span text:style-name="T2">danglars</text:span></text:span><text:span text:style-name="Strong_20_Emphasis"><text:span text:style-name="T1">,</text:span></text:span><text:span text:style-name="Strong_20_Emphasis"><text:span text:style-name="T2">Gaspard Caderousse e a sua fraca moralidade, o siomento Fernado</text:span></text:span><text:span text:style-name="Strong_20_Emphasis"><text:span text:style-name="T1"> e o </text:span></text:span><text:span text:style-name="Strong_20_Emphasis"><text:span text:style-name="T2">a</text:span></text:span><text:span text:style-name="Strong_20_Emphasis"><text:span text:style-name="T1">mbicioso <text:s/>Villefort. Cada personagem desempenha um papel crucial na trama, contribuindo para a riqueza da narrativa e para as reflexões profundas sobre a natureza humana.</text:span></text:span></text:p>
      <text:p text:style-name="P1"><text:span text:style-name="Strong_20_Emphasis"><text:span text:style-name="T1">"O Conde de Monte Cristo" explora uma série de temas universais, desde a busca pela verdade e justiça até as consequências devastadoras da vingança desenfreada.</text:span></text:span><text:span text:style-name="Strong_20_Emphasis"><text:span text:style-name="T2">Perto do fim da obra edmundo perdoa danglars demonstrando uma mudança de caráter .</text:span></text:span><text:span text:style-name="Strong_20_Emphasis"><text:span text:style-name="T1">A obra também oferece uma visão fascinante da sociedade francesa do século XIX, destacando as desigualdades sociais, as intrigas políticas e as complexidades das relações interpessoais.</text:span></text:span></text:p>
      <text:p text:style-name="P1"><text:span text:style-name="Strong_20_Emphasis"><text:span text:style-name="T1">Dumas demonstra maestria em sua escrita, combinando suspense, romance e drama de maneira envolvente. A linguagem é rica e fluida, transportando o leitor para os cenários pitorescos da França e da Itália. A narrativa intricada e os diálogos perspicazes mantêm o leitor ansioso por descobrir os desdobramentos emocionantes da trama.</text:span></text:span></text:p>
      <text:p text:style-name="P1"><text:span text:style-name="Strong_20_Emphasis"><text:span text:style-name="T1">Este livro deixou uma marca indelével em mim. A jornada de Dantès </text:span></text:span><text:span text:style-name="Strong_20_Emphasis"><text:span text:style-name="T3">causou</text:span></text:span><text:span text:style-name="Strong_20_Emphasis"><text:span text:style-name="T1"> uma reflexão profunda sobre a natureza da justiça e da vingança. A complexidade dos personagens e a trama engenhos</text:span></text:span><text:span text:style-name="Strong_20_Emphasis"><text:span text:style-name="T2">a</text:span></text:span><text:span text:style-name="Strong_20_Emphasis"><text:span text:style-name="T1"> fizeram questionar </text:span></text:span><text:span text:style-name="Strong_20_Emphasis"><text:span text:style-name="T2">me</text:span></text:span><text:span text:style-name="Strong_20_Emphasis"><text:span text:style-name="T1"> as próprias escolhas e valores.</text:span></text:span></text:p>
      <text:p text:style-name="P1"><text:span text:style-name="Strong_20_Emphasis"><text:span text:style-name="T1">Em suma, "O Conde de Monte Cristo" é uma obra-prima que transcende o tempo, oferecendo uma imersão completa em um mundo de intrigas, paixões e redenção. Recomendo este livro a todos que apreciam uma narrativa cativante e uma reflexão profunda sobre a condição humana. Esta experiência de leitura certamente enriqueceu meu entendimento da literatura clássica e deixou-me ansioso por explorar mais obras que desafiem e inspirem.</text:span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1T23:14:25.451000000</meta:creation-date>
    <dc:date>2024-01-01T07:38:20.640000000</dc:date>
    <meta:editing-duration>PT1H7M4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389" meta:character-count="2474" meta:non-whitespace-character-count="2091"/>
  </office:meta>
</office:document-meta>
</file>